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writing-mode="lr-tb"/>
    </style:style>
    <style:style style:name="P5" style:family="paragraph" style:parent-style-name="Text_20_body">
      <style:paragraph-properties fo:margin-left="0in" fo:margin-right="0in" fo:text-indent="0in" style:auto-text-indent="false" style:writing-mode="lr-tb"/>
    </style:style>
    <style:style style:name="P6" style:family="paragraph" style:parent-style-name="Text_20_body" style:list-style-name="L1">
      <style:paragraph-properties fo:margin-left="0in" fo:margin-right="0in" fo:text-indent="0in" style:auto-text-indent="false"/>
    </style:style>
    <style:style style:name="P7" style:family="paragraph" style:parent-style-name="Text_20_body" style:list-style-name="L2">
      <style:paragraph-properties fo:margin-left="0in" fo:margin-right="0in" fo:text-indent="0in" style:auto-text-indent="false"/>
    </style:style>
    <style:style style:name="P8" style:family="paragraph" style:parent-style-name="Text_20_body" style:list-style-name="L3">
      <style:paragraph-properties fo:margin-left="0in" fo:margin-right="0in" fo:text-indent="0in" style:auto-text-indent="false"/>
    </style:style>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5">
      <style:paragraph-properties fo:margin-left="0in" fo:margin-right="0in" fo:text-indent="0in" style:auto-text-indent="false"/>
    </style:style>
    <style:style style:name="P11" style:family="paragraph" style:parent-style-name="Text_20_body" style:list-style-name="L6">
      <style:paragraph-properties fo:margin-left="0in" fo:margin-right="0in" fo:text-indent="0in" style:auto-text-indent="false"/>
    </style:style>
    <style:style style:name="P12" style:family="paragraph" style:parent-style-name="Text_20_body" style:list-style-name="L7">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Introduction</text:span></text:p>
      <text:p text:style-name="P3">Your API now performs CRUD operations for orders and inventory. But without authentication and access control, it’s vulnerable to misuse. In this activity, you’ll secure the API using ASP.NET Identity and role-based access.</text:p>
      <text:p text:style-name="P3">In this activity, you will:</text:p>
      <text:list text:style-name="L1">
        <text:list-item>
          <text:p text:style-name="P6">Add ASP.NET Identity to your project</text:p>
        </text:list-item>
        <text:list-item>
          <text:p text:style-name="P6">Create registration and login functionality</text:p>
        </text:list-item>
        <text:list-item>
          <text:p text:style-name="P6">Secure API endpoints with authentication and roles</text:p>
        </text:list-item>
        <text:list-item>
          <text:p text:style-name="P6">Use Copilot to validate your security configuration</text:p>
        </text:list-item>
      </text:list>
      <text:p text:style-name="P3">This is the third of five activities in your capstone project. The security you implement here will provide the foundation for performance and state management in Parts 4 and 5.</text:p>
      <text:h text:style-name="P1" text:outline-level="2"><text:span text:style-name="Strong_20_Emphasis">Activity Instructions</text:span></text:h>
      <text:p text:style-name="P3"><text:span text:style-name="Strong_20_Emphasis">Step 1: Install ASP.NET Identity</text:span></text:p>
      <text:p text:style-name="P3">Install the required NuGet packages:</text:p>
      <text:p text:style-name="P13">dotnet add package Microsoft.AspNetCore.Identity.EntityFrameworkCore</text:p>
      <text:p text:style-name="P13">dotnet add package Microsoft.EntityFrameworkCore.Sqlite</text:p>
      <text:p text:style-name="P3">Create an <text:span text:style-name="Variable">ApplicationUser</text:span> class that inherits from <text:span text:style-name="Variable">IdentityUser</text:span>.</text:p>
      <text:p text:style-name="P3"><text:span text:style-name="Strong_20_Emphasis">Step 2: Set Up Identity in Your Project</text:span></text:p>
      <text:list text:style-name="L2">
        <text:list-item>
          <text:p text:style-name="P7">Modify your <text:span text:style-name="Variable">LogiTrackContext</text:span> to inherit from <text:span text:style-name="Variable">IdentityDbContext&lt;ApplicationUser&gt;</text:span>.</text:p>
        </text:list-item>
        <text:list-item>
          <text:p text:style-name="P7">Configure services in <text:span text:style-name="Variable">Program.cs</text:span> to support Identity:</text:p>
        </text:list-item>
      </text:list>
      <text:p text:style-name="P4">builder.Services.AddIdentity&lt;ApplicationUser, IdentityRole&gt;()</text:p>
      <text:p text:style-name="P4">    .AddEntityFrameworkStores&lt;LogiTrackContext&gt;();</text:p>
      <text:p text:style-name="P4"/>
      <text:p text:style-name="P3">Update your database and apply a migration:</text:p>
      <text:p text:style-name="P5">dotnet ef migrations add AddIdentity</text:p>
      <text:p text:style-name="P5">dotnet ef database update</text:p>
      <text:p text:style-name="P3"><text:span text:style-name="Strong_20_Emphasis">Step 3: Create Registration and Login Endpoints</text:span></text:p>
      <text:list text:style-name="L3">
        <text:list-item>
          <text:p text:style-name="P8">Add an <text:span text:style-name="Variable">AuthController</text:span> with the following endpoints:</text:p>
          <text:list>
            <text:list-item>
              <text:p text:style-name="P8"><text:span text:style-name="Variable">[HttpPost] /api/auth/register</text:span> – registers a user</text:p>
            </text:list-item>
            <text:list-item>
              <text:p text:style-name="P8"><text:span text:style-name="Variable">[HttpPost] /api/auth/login</text:span> – logs in and returns a JWT</text:p>
            </text:list-item>
          </text:list>
        </text:list-item>
      </text:list>
      <text:p text:style-name="P3">Use <text:span text:style-name="Variable">UserManager</text:span> and <text:span text:style-name="Variable">SignInManager</text:span> services to handle identity operations.</text:p>
      <text:p text:style-name="P3"><text:span text:style-name="Strong_20_Emphasis">Step 4: Protect API Routes with Authorization</text:span></text:p>
      <text:list text:style-name="L4">
        <text:list-item>
          <text:p text:style-name="P9"><text:soft-page-break/>Use the <text:span text:style-name="Variable">[Authorize]</text:span> attribute to protect endpoints in <text:span text:style-name="Variable">OrderController</text:span> and <text:span text:style-name="Variable">InventoryController</text:span>.</text:p>
        </text:list-item>
        <text:list-item>
          <text:p text:style-name="P9">Assign a role to admin users (e.g., “Manager”) and limit specific routes with:</text:p>
        </text:list-item>
      </text:list>
      <text:p text:style-name="P3"><text:span text:style-name="Variable">[Authorize(Roles = "Manager")]</text:span></text:p>
      <text:p text:style-name="P3"><text:span text:style-name="Strong_20_Emphasis">Step 5: Use Microsoft Copilot for Security Review</text:span></text:p>
      <text:p text:style-name="P3">Use these prompts with Copilot:</text:p>
      <text:list text:style-name="L5">
        <text:list-item>
          <text:p text:style-name="P10">“Add JWT authentication to an ASP.NET Core API.”</text:p>
        </text:list-item>
        <text:list-item>
          <text:p text:style-name="P10">“How do I restrict a route to users with a specific role?”</text:p>
        </text:list-item>
        <text:list-item>
          <text:p text:style-name="P10">“Suggest improvements to secure user registration.”</text:p>
        </text:list-item>
      </text:list>
      <text:p text:style-name="P3">Test your secured API by:</text:p>
      <text:list text:style-name="L6">
        <text:list-item>
          <text:p text:style-name="P11">Registering a new user</text:p>
        </text:list-item>
        <text:list-item>
          <text:p text:style-name="P11">Logging in and retrieving a token</text:p>
        </text:list-item>
        <text:list-item>
          <text:p text:style-name="P11">Accessing routes with and without authentication</text:p>
        </text:list-item>
      </text:list>
      <text:h text:style-name="P2" text:outline-level="3"><text:span text:style-name="Strong_20_Emphasis">Submission Checklist</text:span></text:h>
      <text:list text:style-name="L7">
        <text:list-item>
          <text:p text:style-name="P12">ASP.NET Identity installed and configured</text:p>
        </text:list-item>
        <text:list-item>
          <text:p text:style-name="P12"><text:span text:style-name="Variable">ApplicationUser</text:span> model created</text:p>
        </text:list-item>
        <text:list-item>
          <text:p text:style-name="P12">Registration and login routes added</text:p>
        </text:list-item>
        <text:list-item>
          <text:p text:style-name="P12">JWT token-based authentication implemented</text:p>
        </text:list-item>
        <text:list-item>
          <text:p text:style-name="P12">Routes secured with <text:span text:style-name="Variable">[Authorize]</text:span> and roles</text:p>
        </text:list-item>
        <text:list-item>
          <text:p text:style-name="P12">Copilot suggestions reviewed and applied</text:p>
        </text:list-item>
        <text:list-item>
          <text:p text:style-name="P12">Database updated with Identity schem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20:15:20.410477717</meta:creation-date>
    <dc:date>2026-03-10T20:17:19.770481284</dc:date>
    <meta:editing-duration>PT2M</meta:editing-duration>
    <meta:editing-cycles>1</meta:editing-cycles>
    <meta:document-statistic meta:table-count="0" meta:image-count="0" meta:object-count="0" meta:page-count="2" meta:paragraph-count="48" meta:word-count="352" meta:character-count="2476" meta:non-whitespace-character-count="2190"/>
    <meta:generator>LibreOffice/24.2.7.2$Linux_X86_64 LibreOffice_project/420$Build-2</meta:generator>
  </office:meta>
</office:document-meta>
</file>